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15.95cm" fo:min-width="24.2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.05cm" fo:min-width="24.2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1.05cm" fo:min-width="24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333333"/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ff66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cm" svg:height="16.2cm" svg:x="2.7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7cm" svg:height="1.3cm" svg:x="2.7cm" svg:y="2.6cm">
          <text:p text:style-name="P2"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7cm" svg:height="1.3cm" svg:x="2.7cm" svg:y="17.5cm">
          <text:p text:style-name="P4">Footer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2cm" svg:height="1.1cm" svg:x="2.7cm" svg:y="1.2cm">
          <draw:text-box>
            <text:p text:style-name="P6">Templ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7:19:41.186000000</meta:creation-date>
    <dc:date>2017-02-05T17:28:36.686000000</dc:date>
    <meta:editing-duration>PT8M59S</meta:editing-duration>
    <meta:editing-cycles>2</meta:editing-cycles>
    <meta:generator>LibreOffice/5.2.2.2$Windows_x86 LibreOffice_project/8f96e87c890bf8fa77463cd4b640a2312823f3ad</meta:generator>
    <meta:document-statistic meta:object-count="4"/>
  </office:meta>
</office:document-meta>
</file>